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91.4pt"/>
    </style:style>
    <style:style style:name="co3" style:family="table-column">
      <style:table-column-properties fo:break-before="auto" style:column-width="199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office:value-type="string" calcext:value-type="string">
            <text:p>Part 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subtotal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Boar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uck converter (8)</text:p>
          </table:table-cell>
          <table:table-cell office:value-type="string" calcext:value-type="string">
            <text:p>https://www.amazon.com/Adjustable-Converter-1-5-35v-Efficiency-Regulator/dp/B07C2QF1T1/ref=asc_df_B07C2QF1T1/?tag=hyprod-20&amp;linkCode=df0&amp;hvadid=241935719665&amp;hvpos=1o1&amp;hvnetw=g&amp;hvrand=11012746805909085873&amp;hvpone=&amp;hvptwo=&amp;hvqmt=&amp;hvdev=c&amp;hvdvcmdl=&amp;hvlocint=&amp;hvlocphy=9031114&amp;hvtargid=pla-438804647746&amp;psc=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E7]*[.D7]" office:value-type="float" office:value="13" calcext:value-type="float">
            <text:p>1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ire</text:p>
          </table:table-cell>
          <table:table-cell office:value-type="string" calcext:value-type="string">
            <text:p>https://www.newark.com/stellar-labs/24-15410/jacket-material-pvc/dp/68X4799?st=22%20awg%20wire</text:p>
          </table:table-cell>
          <table:table-cell office:value-type="float" office:value="2.79" calcext:value-type="float">
            <text:p>2.79</text:p>
          </table:table-cell>
          <table:table-cell office:value-type="float" office:value="1" calcext:value-type="float">
            <text:p>1</text:p>
          </table:table-cell>
          <table:table-cell table:formula="of:=[.E8]*[.D8]" office:value-type="float" office:value="2.79" calcext:value-type="float">
            <text:p>2.79</text:p>
          </table:table-cell>
          <table:table-cell office:value-type="string" calcext:value-type="string">
            <text:p>http://forums.trossenrobotics.com/showthread.php?6709-newbie-Dynamixel-AX-12-three-wire-connectors-Specs-part</text:p>
          </table:table-cell>
        </table:table-row>
        <table:table-row table:style-name="ro1">
          <table:table-cell/>
          <table:table-cell office:value-type="string" calcext:value-type="string">
            <text:p>connectors board to board</text:p>
          </table:table-cell>
          <table:table-cell office:value-type="string" calcext:value-type="string">
            <text:p>https://www.newark.com/molex/50-37-5063/wire-board-connector-receptacle/dp/57H1787?st=Molex%20Spox%205264%205%20contacts</text:p>
          </table:table-cell>
          <table:table-cell office:value-type="float" office:value="0.36" calcext:value-type="float">
            <text:p>0.36</text:p>
          </table:table-cell>
          <table:table-cell office:value-type="float" office:value="20" calcext:value-type="float">
            <text:p>20</text:p>
          </table:table-cell>
          <table:table-cell table:formula="of:=[.E9]*[.D9]" office:value-type="float" office:value="7.2" calcext:value-type="float">
            <text:p>7.2</text:p>
          </table:table-cell>
          <table:table-cell office:value-type="string" calcext:value-type="string">
            <text:p>http://forums.trossenrobotics.com/showthread.php?6711-Common-Connector-Info-and-Part-Number-Dump-Thread</text:p>
          </table:table-cell>
        </table:table-row>
        <table:table-row table:style-name="ro1">
          <table:table-cell/>
          <table:table-cell office:value-type="string" calcext:value-type="string">
            <text:p>crimps for board</text:p>
          </table:table-cell>
          <table:table-cell office:value-type="string" calcext:value-type="string">
            <text:p>https://www.newark.com/molex/08-70-1040/contact-female-28-22awg-crimp/dp/99K1019?MER=sy-me-pd-mi-alte</text:p>
          </table:table-cell>
          <table:table-cell office:value-type="float" office:value="2.88" calcext:value-type="float">
            <text:p>2.88</text:p>
          </table:table-cell>
          <table:table-cell office:value-type="float" office:value="2" calcext:value-type="float">
            <text:p>2</text:p>
          </table:table-cell>
          <table:table-cell table:formula="of:=[.E10]*[.D10]" office:value-type="float" office:value="5.76" calcext:value-type="float">
            <text:p>5.7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aders for board</text:p>
          </table:table-cell>
          <table:table-cell office:value-type="string" calcext:value-type="string">
            <text:p>https://www.newark.com/molex/22-03-5065/connector-header-6pos-1row-2-5mm/dp/20H0043?st=Wire-To-Board%20Connector,%20Vertical,%20SPOX%205267%20Series,%20Through%20Hole,%20Header,%206</text:p>
          </table:table-cell>
          <table:table-cell office:value-type="float" office:value="0.278" calcext:value-type="float">
            <text:p>0.278</text:p>
          </table:table-cell>
          <table:table-cell office:value-type="float" office:value="20" calcext:value-type="float">
            <text:p>20</text:p>
          </table:table-cell>
          <table:table-cell table:formula="of:=[.E11]*[.D11]" office:value-type="float" office:value="5.56" calcext:value-type="float">
            <text:p>5.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iny841 qfn</text:p>
          </table:table-cell>
          <table:table-cell office:value-type="string" calcext:value-type="string">
            <text:p>https://www.newark.com/microchip/attiny841-mu/mcu-attiny-8kb-16mhz-qfn-20/dp/15AC6269?st=attiny84</text:p>
          </table:table-cell>
          <table:table-cell office:value-type="float" office:value="0.82" calcext:value-type="float">
            <text:p>0.82</text:p>
          </table:table-cell>
          <table:table-cell office:value-type="float" office:value="10" calcext:value-type="float">
            <text:p>10</text:p>
          </table:table-cell>
          <table:table-cell table:formula="of:=[.E12]*[.D12]" office:value-type="float" office:value="8.2" calcext:value-type="float">
            <text:p>8.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odes</text:p>
          </table:table-cell>
          <table:table-cell office:value-type="string" calcext:value-type="string">
            <text:p>https://www.newark.com/on-semiconductor/1n4007rlg/standard-diode-1a-1kv-59-10/dp/83K4250?MER=sy-me-pd-mi-alte</text:p>
          </table:table-cell>
          <table:table-cell office:value-type="float" office:value="50" calcext:value-type="float">
            <text:p>50</text:p>
          </table:table-cell>
          <table:table-cell office:value-type="float" office:value="0.124" calcext:value-type="float">
            <text:p>0.124</text:p>
          </table:table-cell>
          <table:table-cell table:formula="of:=[.E13]*[.D13]" office:value-type="float" office:value="6.2" calcext:value-type="float">
            <text:p>6.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d red</text:p>
          </table:table-cell>
          <table:table-cell office:value-type="string" calcext:value-type="string">
            <text:p>https://www.newark.com/rohm/sml-d12u8wt86c/led-aec-q101-red-63mcd-smd-0603/dp/06AC2527?st=led%200603</text:p>
          </table:table-cell>
          <table:table-cell office:value-type="float" office:value="10" calcext:value-type="float">
            <text:p>10</text:p>
          </table:table-cell>
          <table:table-cell office:value-type="float" office:value="0.234" calcext:value-type="float">
            <text:p>0.234</text:p>
          </table:table-cell>
          <table:table-cell table:formula="of:=[.E14]*[.D14]" office:value-type="float" office:value="2.34" calcext:value-type="float">
            <text:p>2.3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d green</text:p>
          </table:table-cell>
          <table:table-cell office:value-type="string" calcext:value-type="string">
            <text:p>https://www.newark.com/rohm/sml-d12p8wt86c/led-aec-q101-green-6-3mcd-smd/dp/06AC2526?st=led%200603</text:p>
          </table:table-cell>
          <table:table-cell office:value-type="float" office:value="10" calcext:value-type="float">
            <text:p>10</text:p>
          </table:table-cell>
          <table:table-cell office:value-type="float" office:value="0.236" calcext:value-type="float">
            <text:p>0.236</text:p>
          </table:table-cell>
          <table:table-cell table:formula="of:=[.E15]*[.D15]" office:value-type="float" office:value="2.36" calcext:value-type="float">
            <text:p>2.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bridge small</text:p>
          </table:table-cell>
          <table:table-cell office:value-type="string" calcext:value-type="string">
            <text:p>https://www.newark.com/stmicroelectronics/l293dd013tr/motor-driver-dc-stepper-0-6a-soic/dp/18AC7424?st=l293</text:p>
          </table:table-cell>
          <table:table-cell office:value-type="float" office:value="3.59" calcext:value-type="float">
            <text:p>3.59</text:p>
          </table:table-cell>
          <table:table-cell office:value-type="float" office:value="10" calcext:value-type="float">
            <text:p>10</text:p>
          </table:table-cell>
          <table:table-cell table:formula="of:=[.E16]*[.D16]" office:value-type="float" office:value="35.9" calcext:value-type="float">
            <text:p>35.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istor 0603 1k ohm</text:p>
          </table:table-cell>
          <table:table-cell office:value-type="string" calcext:value-type="string">
            <text:p>https://www.newark.com/panasonic-electronic-components/erj-3ekf1001v/res-thick-film-1k-1-0-1w-0603/dp/64R5308</text:p>
          </table:table-cell>
          <table:table-cell office:value-type="float" office:value="0.03" calcext:value-type="float">
            <text:p>0.03</text:p>
          </table:table-cell>
          <table:table-cell office:value-type="float" office:value="50" calcext:value-type="float">
            <text:p>50</text:p>
          </table:table-cell>
          <table:table-cell table:formula="of:=[.E17]*[.D17]" office:value-type="float" office:value="1.5" calcext:value-type="float">
            <text:p>1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istor 0603 10k ohm</text:p>
          </table:table-cell>
          <table:table-cell office:value-type="string" calcext:value-type="string">
            <text:p>https://www.newark.com/panasonic-electronic-components/erj-3geyj103v/res-thick-film-10k-5-0-1w-0603/dp/65T8553</text:p>
          </table:table-cell>
          <table:table-cell office:value-type="float" office:value="0.03" calcext:value-type="float">
            <text:p>0.03</text:p>
          </table:table-cell>
          <table:table-cell office:value-type="float" office:value="50" calcext:value-type="float">
            <text:p>50</text:p>
          </table:table-cell>
          <table:table-cell table:formula="of:=[.E18]*[.D18]" office:value-type="float" office:value="1.5" calcext:value-type="float">
            <text:p>1.5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Moto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otors 12 v – 30:1 – 1100 rpm</text:p>
          </table:table-cell>
          <table:table-cell office:value-type="string" calcext:value-type="string">
            <text:p>https://www.pololu.com/product/3049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formula="of:=[.E22]*[.D22]" office:value-type="float" office:value="95" calcext:value-type="float">
            <text:p>9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coders</text:p>
          </table:table-cell>
          <table:table-cell office:value-type="string" calcext:value-type="string">
            <text:p>https://www.pololu.com/product/308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E23]*[.D23]" office:value-type="float" office:value="27" calcext:value-type="float">
            <text:p>2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nectors for the motor?</text:p>
          </table:table-cell>
          <table:table-cell office:value-type="string" calcext:value-type="string">
            <text:p>https://www.newark.com/jst-japan-solderless-terminals/phr-6/wire-board-connector-socket-6/dp/92K8052?mckv=sr1YqruFl_dc|pcrid|81515568741|plid||kword||match||slid||product|92K8052|pgrid|20376566901|ptaid|aud-130326942038:pla-325659265641|&amp;gross_price=true&amp;CATCI=aud-130326942038:pla-325659265641&amp;CAAGID=20376566901&amp;CMP=&amp;CAGPSPN=pla&amp;gclid=CjwKCAiArK_fBRABEiwA0gOOc9dS0J8m82_4l827m9eUegl4Zgr_M5iDtzJuJGPTq0lt556o3KrwlxoCZSoQAvD_BwE&amp;CAWELAID=120185550001344551</text:p>
          </table:table-cell>
          <table:table-cell office:value-type="float" office:value="0.113" calcext:value-type="float">
            <text:p>0.113</text:p>
          </table:table-cell>
          <table:table-cell office:value-type="float" office:value="25" calcext:value-type="float">
            <text:p>25</text:p>
          </table:table-cell>
          <table:table-cell table:formula="of:=[.E24]*[.D24]" office:value-type="float" office:value="2.825" calcext:value-type="float">
            <text:p>2.8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aders for the motor</text:p>
          </table:table-cell>
          <table:table-cell office:value-type="string" calcext:value-type="string">
            <text:p>https://www.newark.com/jst-japan-solderless-terminals/b6b-ph-k-s-lf-sn/wire-board-connector-header-6/dp/37K9974?MER=bn_level5_5NP_EngagementRecSingleItem_2</text:p>
          </table:table-cell>
          <table:table-cell office:value-type="float" office:value="0.24" calcext:value-type="float">
            <text:p>0.24</text:p>
          </table:table-cell>
          <table:table-cell office:value-type="float" office:value="25" calcext:value-type="float">
            <text:p>25</text:p>
          </table:table-cell>
          <table:table-cell table:formula="of:=[.E25]*[.D25]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rimps for motor</text:p>
          </table:table-cell>
          <table:table-cell office:value-type="string" calcext:value-type="string">
            <text:p>https://www.newark.com/jst-japan-solderless-terminals/sph-002t-p0-5l/contact-socket-28-24awg-crimp/dp/64X7081?ost=SPH-002T-P0.5L&amp;krypto=jxYRUmFzZhQ5QbFgAxhoJovr%2FM%2BuUFPJDNyCTynQSKZSt1i73yXkwS6FxUaXO7FGGs8VlQM00IHfH3VsZ%2FRG01NHLcd%2B88cvKrRNmfrKFwabQNr7Mh%2BeWUzCuWdsjDb1ozVa4uRPvkgQHmpDnlFFCNHMN7q36KvZ7UQxUTLQucMerKrl0lxlKWhT18m4tFYUvrTrEDKNuJwOadOTAJbAc5Z1RCHi5iJ8LYA5JlNT1C6W0VbTG4kdnj57PJYfc8M5uuwfz5qVTXhplnZjN5IgklU1%2Bvf5FpLfxLKU4ylGA0OzqnJy%2BNYDVqf9qRGV0phroe%2FfGdKaXELvioB2EgxflYJq1Lp%2FrBwyclG7%2Bot39sLgmJFCU5ymFizdQXM73OFGFs0kHO56nqA73nNh7u%2BbQ9E6qzgcSkyyBWf1ouegRqj8UFsd%2FAH96mDow%2FGAIbLYQMgvBxT8w43zKzQEhmZQMw%3D%3D&amp;ddkey=https%3Aen-US%2FElement14_US%2Fsearch</text:p>
          </table:table-cell>
          <table:table-cell office:value-type="float" office:value="0.064" calcext:value-type="float">
            <text:p>0.064</text:p>
          </table:table-cell>
          <table:table-cell office:value-type="float" office:value="120" calcext:value-type="float">
            <text:p>120</text:p>
          </table:table-cell>
          <table:table-cell table:formula="of:=[.E26]*[.D26]" office:value-type="float" office:value="7.68" calcext:value-type="float">
            <text:p>7.6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ibbon cable for motors</text:p>
          </table:table-cell>
          <table:table-cell office:value-type="string" calcext:value-type="string">
            <text:p>https://www.newark.com/pro-power/pp001502/ribbon-cable-10core-24awg-300v/dp/50AC7099?st=24%20awg%20ribbon%20cable</text:p>
          </table:table-cell>
          <table:table-cell office:value-type="float" office:value="12.57" calcext:value-type="float">
            <text:p>12.57</text:p>
          </table:table-cell>
          <table:table-cell office:value-type="float" office:value="1" calcext:value-type="float">
            <text:p>1</text:p>
          </table:table-cell>
          <table:table-cell table:formula="of:=[.E27]*[.D27]" office:value-type="float" office:value="12.57" calcext:value-type="float">
            <text:p>12.5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in headers OPTIONAL</text:p>
          </table:table-cell>
          <table:table-cell office:value-type="string" calcext:value-type="string">
            <text:p>https://www.amazon.com/Uxcell-a16031600ux0732-Straight-Single-Breakaway/dp/B01GKJZ310/ref=sr_1_3?ie=UTF8&amp;qid=1542570312&amp;sr=8-3&amp;keywords=2mm+pitch+male+pin+header</text:p>
          </table:table-cell>
          <table:table-cell office:value-type="float" office:value="7.7" calcext:value-type="float">
            <text:p>7.7</text:p>
          </table:table-cell>
          <table:table-cell office:value-type="float" office:value="1" calcext:value-type="float">
            <text:p>1</text:p>
          </table:table-cell>
          <table:table-cell table:formula="of:=[.E28]*[.D28]" office:value-type="float" office:value="7.7" calcext:value-type="float">
            <text:p>7.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rackets</text:p>
          </table:table-cell>
          <table:table-cell office:value-type="string" calcext:value-type="string">
            <text:p>https://www.pololu.com/product/98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E29]*[.D29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crews </text:p>
          </table:table-cell>
          <table:table-cell office:value-type="string" calcext:value-type="string">
            <text:p>https://www.pololu.com/product/195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31]*[.D31]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uts</text:p>
          </table:table-cell>
          <table:table-cell office:value-type="string" calcext:value-type="string">
            <text:p>https://www.pololu.com/product/106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E32]*[.D32]"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mall screws</text:p>
          </table:table-cell>
          <table:table-cell office:value-type="string" calcext:value-type="string">
            <text:p>https://www.pololu.com/product/195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33]*[.D33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ool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older station</text:p>
          </table:table-cell>
          <table:table-cell office:value-type="string" calcext:value-type="string">
            <text:p>https://www.amazon.com/Tek-Motion-Station-Soldering-Nozzles/dp/B01LX87DLH/ref=sr_1_8?s=industrial&amp;ie=UTF8&amp;qid=1542419196&amp;sr=1-8&amp;keywords=solder+station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E35]*[.D35]" office:value-type="float" office:value="70" calcext:value-type="float">
            <text:p>7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rimper</text:p>
          </table:table-cell>
          <table:table-cell office:value-type="string" calcext:value-type="string">
            <text:p>https://www.amazon.com/IWISS-Terminal-Crimping-SN-01BM-0-08-0-5mm/dp/B019ARWWFY/ref=cm_cr_arp_d_product_top?ie=UTF8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[.E36]*[.D36]" office:value-type="float" office:value="23" calcext:value-type="float">
            <text:p>2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ldadura</text:p>
          </table:table-cell>
          <table:table-cell office:value-type="string" calcext:value-type="string">
            <text:p>https://www.amazon.com/Whizzotech-Sn60Pb40-Electrical-Soldering-4oz-0-6mm-x/dp/B0794N4YQ8/ref=sr_1_1_sspa?s=hi&amp;ie=UTF8&amp;qid=1542474107&amp;sr=1-1-spons&amp;keywords=solder&amp;th=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E37]*[.D37]" office:value-type="float" office:value="9" calcext:value-type="float">
            <text:p>9</text:p>
          </table:table-cell>
          <table:table-cell/>
        </table:table-row>
        <table:table-row table:style-name="ro1" table:number-rows-repeated="7">
          <table:table-cell table:number-columns-repeated="7"/>
        </table:table-row>
        <table:table-row table:style-name="ro1">
          <table:table-cell table:number-columns-repeated="5"/>
          <table:table-cell table:formula="of:=[.E45]*[.D4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46]*[.D4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47]*[.D4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48]*[.D4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49]*[.D4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50]*[.D5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table:formula="of:=SUM([.F7:.F50])" office:value-type="float" office:value="382.085" calcext:value-type="float">
            <text:p>382.08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6">00/00/0000</text:date>, <text:time style:data-style-name="N2" text:time-value="22:39:11.2806747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4T10:33:27.274789134</meta:creation-date>
    <dc:date>2018-11-19T17:54:17.975981671</dc:date>
    <meta:editing-duration>P1DT5H6M56S</meta:editing-duration>
    <meta:editing-cycles>3</meta:editing-cycles>
    <meta:generator>LibreOffice/5.1.6.2$Linux_X86_64 LibreOffice_project/10m0$Build-2</meta:generator>
    <meta:document-statistic meta:table-count="1" meta:cell-count="150" meta:object-count="0"/>
  </office:meta>
</office:document-meta>
</file>